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Tahoma1" svg:font-family="Tahoma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2in" fo:margin-left="0in" fo:margin-right="-0.0049in" table:align="margins"/>
    </style:style>
    <style:style style:name="Table1.A" style:family="table-column">
      <style:table-column-properties style:column-width="1.3132in" style:rel-column-width="1891*"/>
    </style:style>
    <style:style style:name="Table1.B" style:family="table-column">
      <style:table-column-properties style:column-width="0.5451in" style:rel-column-width="785*"/>
    </style:style>
    <style:style style:name="Table1.C" style:family="table-column">
      <style:table-column-properties style:column-width="0.3944in" style:rel-column-width="568*"/>
    </style:style>
    <style:style style:name="Table1.D" style:family="table-column">
      <style:table-column-properties style:column-width="4.4444in" style:rel-column-width="64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note">
      <style:paragraph-properties fo:margin-left="0in" fo:margin-right="0in" fo:text-indent="0in" style:auto-text-indent="false"/>
    </style:style>
    <style:style style:name="P2" style:family="paragraph" style:parent-style-name="Table_20_Contents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Register</text:p>
          </table:table-cell>
          <table:table-cell table:style-name="Table1.A1" office:value-type="string">
            <text:p text:style-name="P2">Offset</text:p>
          </table:table-cell>
          <table:table-cell table:style-name="Table1.A1" office:value-type="string">
            <text:p text:style-name="P2">Size</text:p>
          </table:table-cell>
          <table:table-cell table:style-name="Table1.D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PHASE_STATUS</text:p>
          </table:table-cell>
          <table:table-cell table:style-name="Table1.A2" office:value-type="string">
            <text:p text:style-name="P2">0x0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A high on bit 5 indicates that the phase-shift on adc1_clk is complete</text:p>
            <text:p text:style-name="P2">A high on bit 4 indicates that the phase-shift on adc0_clk is complete</text:p>
            <text:p text:style-name="P2">Bit 1 contains the value of adc0_clk sampled with adc1_clk<text:note text:id="ftn0" text:note-class="footnote"><text:note-citation>1</text:note-citation><text:note-body><text:p text:style-name="P2"><text:tab/>This is used for testing whether adc0_clk is aligned with adc1_clk</text:p></text:note-body></text:note></text:p>
            <text:p text:style-name="P2">Bit 0 contains the value of adc1_clk sampled with adc0_clk</text:p>
          </table:table-cell>
        </table:table-row>
        <table:table-row>
          <table:table-cell table:style-name="Table1.A2" office:value-type="string">
            <text:p text:style-name="P2">PHASE_CONTROL</text:p>
          </table:table-cell>
          <table:table-cell table:style-name="Table1.A2" office:value-type="string">
            <text:p text:style-name="P2">0x1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Bit 5 control the DCM phase shift direction [PSINCDEC] of adc1_clk</text:p>
            <text:p text:style-name="P2">Bit 1 control the DCM phase shift direction [PSINCDEC] of adc0_clk</text:p>
            <text:p text:style-name="P2">Setting bit 4 will issue a single DCM phase shift step on adc1_clk</text:p>
            <text:p text:style-name="P2">Setting bit 0 will issue a single DCM phase shift step on adc0_clk<text:note text:id="ftn1" text:note-class="footnote"><text:note-citation>2</text:note-citation><text:note-body><text:p text:style-name="P1"><text:tab/>See Xilinx datasheet</text:p></text:note-body></text:note></text:p>
          </table:table-cell>
        </table:table-row>
        <table:table-row>
          <table:table-cell table:style-name="Table1.A2" office:value-type="string">
            <text:p text:style-name="P2">MODE_CONTROL</text:p>
          </table:table-cell>
          <table:table-cell table:style-name="Table1.A2" office:value-type="string">
            <text:p text:style-name="P2">0x2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Clearing bit 5 will disable the gateware autoconfig for adc1</text:p>
            <text:p text:style-name="P2">Clearing bit 4 will disable the gateware autoconfig for adc0</text:p>
            <text:p text:style-name="P2">Bit 1 is tied to the MODE pin for adc1</text:p>
            <text:p text:style-name="P2">Bit 0 is tied to the MODE pin for adc0<text:note text:id="ftn2" text:note-class="footnote"><text:note-citation>3</text:note-citation><text:note-body><text:p text:style-name="P1"><text:tab/>See AT84AD001B datasheet for details on MODE behaviour</text:p></text:note-body></text:note></text:p>
          </table:table-cell>
        </table:table-row>
        <table:table-row>
          <table:table-cell table:style-name="Table1.A2" office:value-type="string">
            <text:p text:style-name="P2">RESET_CONTROL</text:p>
          </table:table-cell>
          <table:table-cell table:style-name="Table1.A2" office:value-type="string">
            <text:p text:style-name="P2">0x3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Setting bit 1 will issue a DDRB and a DCM reset for adc1</text:p>
            <text:p text:style-name="P2">Setting bit 0 will issue a DDRB and a DCM reset for adc0</text:p>
          </table:table-cell>
        </table:table-row>
        <table:table-row>
          <table:table-cell table:style-name="Table1.A2" office:value-type="string">
            <text:p text:style-name="P2">ADC0_DATA</text:p>
          </table:table-cell>
          <table:table-cell table:style-name="Table1.A2" office:value-type="string">
            <text:p text:style-name="P2">0x4</text:p>
          </table:table-cell>
          <table:table-cell table:style-name="Table1.A2" office:value-type="string">
            <text:p text:style-name="P2">0x2</text:p>
          </table:table-cell>
          <table:table-cell table:style-name="Table1.D2" office:value-type="string">
            <text:p text:style-name="P2">This register contains the DATA to be used when configuring adc0 via the three-wire interface</text:p>
          </table:table-cell>
        </table:table-row>
        <table:table-row>
          <table:table-cell table:style-name="Table1.A2" office:value-type="string">
            <text:p text:style-name="P2">ADC0_ADDR</text:p>
          </table:table-cell>
          <table:table-cell table:style-name="Table1.A2" office:value-type="string">
            <text:p text:style-name="P2">0x6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This register contains the ADDRESS to be used when configuring adc0 via the three-wire interface</text:p>
          </table:table-cell>
        </table:table-row>
        <table:table-row>
          <table:table-cell table:style-name="Table1.A2" office:value-type="string">
            <text:p text:style-name="P2">ADC0_CONFIG</text:p>
          </table:table-cell>
          <table:table-cell table:style-name="Table1.A2" office:value-type="string">
            <text:p text:style-name="P2">0x7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Setting bit 0 will issue a three-wire configuration on adc0</text:p>
            <text:p text:style-name="P2">Bit 0 will remain set until the configuration has been completed</text:p>
          </table:table-cell>
        </table:table-row>
        <table:table-row>
          <table:table-cell table:style-name="Table1.A2" office:value-type="string">
            <text:p text:style-name="P2">ADC1_DATA</text:p>
          </table:table-cell>
          <table:table-cell table:style-name="Table1.A2" office:value-type="string">
            <text:p text:style-name="P2">0x8</text:p>
          </table:table-cell>
          <table:table-cell table:style-name="Table1.A2" office:value-type="string">
            <text:p text:style-name="P2">0x2</text:p>
          </table:table-cell>
          <table:table-cell table:style-name="Table1.D2" office:value-type="string">
            <text:p text:style-name="P2">This register contains the DATA to be used when configuring adc1 via the three-wire interface</text:p>
          </table:table-cell>
        </table:table-row>
        <table:table-row>
          <table:table-cell table:style-name="Table1.A2" office:value-type="string">
            <text:p text:style-name="P2">ADC1_ADDR</text:p>
          </table:table-cell>
          <table:table-cell table:style-name="Table1.A2" office:value-type="string">
            <text:p text:style-name="P2">0xa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This register contains the ADDRESS to be used when configuring adc1 via the three-wire interface</text:p>
          </table:table-cell>
        </table:table-row>
        <table:table-row>
          <table:table-cell table:style-name="Table1.A2" office:value-type="string">
            <text:p text:style-name="P2">ADC1_CONFIG</text:p>
          </table:table-cell>
          <table:table-cell table:style-name="Table1.A2" office:value-type="string">
            <text:p text:style-name="P2">0xb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Setting bit 0 will issue a three-wire configuration on adc1</text:p>
            <text:p text:style-name="P2">Bit 0 will remain set until the configuration has been comple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/>
    <style:font-face style:name="Nimbus Sans L" svg:font-family="'Nimbus Sans L'"/>
    <style:font-face style:name="Tahoma1" svg:font-family="Tahoma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GB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Roman No9 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Roman No9 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4T08:32:03</meta:creation-date>
    <meta:document-statistic meta:table-count="1" meta:image-count="0" meta:object-count="0" meta:page-count="1" meta:paragraph-count="59" meta:word-count="321" meta:character-count="1795"/>
    <dc:date>2009-12-24T08:55:20</dc:date>
    <meta:editing-duration>PT00H03M30S</meta:editing-duration>
    <meta:editing-cycles>1</meta:editing-cycles>
    <meta:generator>OpenOffice.org/3.1$Linux OpenOffice.org_project/310m19$Build-9420</meta:generator>
  </office:meta>
</office:document-meta>
</file>